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3.899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6.606cm"/>
    </style:style>
    <style:style style:name="Table4.A1" style:family="table-cell">
      <style:table-cell-properties fo:background-color="#ff725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725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8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6.60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8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6.606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3.316cm"/>
    </style:style>
    <style:style style:name="Table6.B" style:family="table-column">
      <style:table-column-properties style:column-width="3.978cm"/>
    </style:style>
    <style:style style:name="Table6.C" style:family="table-column">
      <style:table-column-properties style:column-width="6.112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3.801cm"/>
    </style:style>
    <style:style style:name="Table7.C" style:family="table-column">
      <style:table-column-properties style:column-width="5.19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316cm"/>
    </style:style>
    <style:style style:name="Table8.B" style:family="table-column">
      <style:table-column-properties style:column-width="3.978cm"/>
    </style:style>
    <style:style style:name="Table8.C" style:family="table-column">
      <style:table-column-properties style:column-width="6.006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3.801cm"/>
    </style:style>
    <style:style style:name="Table9.C" style:family="table-column">
      <style:table-column-properties style:column-width="5.195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3.316cm"/>
    </style:style>
    <style:style style:name="Table10.B" style:family="table-column">
      <style:table-column-properties style:column-width="3.978cm"/>
    </style:style>
    <style:style style:name="Table10.C" style:family="table-column">
      <style:table-column-properties style:column-width="6.112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3.801cm"/>
    </style:style>
    <style:style style:name="Table11.C" style:family="table-column">
      <style:table-column-properties style:column-width="5.195cm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4.2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3.316cm"/>
    </style:style>
    <style:style style:name="Table12.B" style:family="table-column">
      <style:table-column-properties style:column-width="3.978cm"/>
    </style:style>
    <style:style style:name="Table12.C" style:family="table-column">
      <style:table-column-properties style:column-width="6.994cm"/>
    </style:style>
    <style:style style:name="Table12.1" style:family="table-row">
      <style:table-row-properties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3.801cm"/>
    </style:style>
    <style:style style:name="Table14.C" style:family="table-column">
      <style:table-column-properties style:column-width="5.195cm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77b12" officeooo:paragraph-rsid="00077b1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7b12" officeooo:paragraph-rsid="025d21b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7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8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9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10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11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2" style:family="paragraph" style:parent-style-name="Standard">
      <style:text-properties fo:font-weight="normal" officeooo:rsid="01a2729b" officeooo:paragraph-rsid="020b6836" style:font-weight-asian="normal" style:font-weight-complex="normal"/>
    </style:style>
    <style:style style:name="P13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4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5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6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17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18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19" style:family="paragraph" style:parent-style-name="Standard">
      <style:text-properties fo:font-weight="normal" officeooo:rsid="0205936e" officeooo:paragraph-rsid="0205936e" style:font-weight-asian="normal" style:font-weight-complex="normal"/>
    </style:style>
    <style:style style:name="P20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21" style:family="paragraph" style:parent-style-name="Standard">
      <style:text-properties fo:font-weight="normal" officeooo:rsid="0206cdc0" officeooo:paragraph-rsid="0206cdc0" style:font-weight-asian="normal" style:font-weight-complex="normal"/>
    </style:style>
    <style:style style:name="P22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23" style:family="paragraph" style:parent-style-name="Standard">
      <style:text-properties fo:font-weight="normal" officeooo:rsid="020b6836" officeooo:paragraph-rsid="020b6836" style:font-weight-asian="normal" style:font-weight-complex="normal"/>
    </style:style>
    <style:style style:name="P24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25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6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7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8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29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30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24af458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tyle="normal" fo:font-weight="bold" officeooo:rsid="02166a88" officeooo:paragraph-rsid="02166a88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40acd6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24af458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2163c85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163c85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269fcc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163c85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269fcc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163c85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269fcc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2163c85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04363" officeooo:paragraph-rsid="02204363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9fcc" officeooo:paragraph-rsid="02269fcc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269fcc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2ac05d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4af458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163c85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269fcc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1bfba22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163c85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269fcc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2163c85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2163c85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color="#000000" fo:font-size="12pt" fo:font-style="normal" fo:font-weight="normal" officeooo:rsid="0104c8be" officeooo:paragraph-rsid="024af458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e71851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22ac05d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04f98e9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2163c85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1e6c03" officeooo:paragraph-rsid="021e6c03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55580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69fc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22ac05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2255580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22ac05d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color="#000000" fo:font-size="10pt" fo:font-style="normal" fo:font-weight="normal" officeooo:rsid="0105a571" officeooo:paragraph-rsid="024af458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1acf888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2163c85" style:font-style-asian="italic" style:font-weight-asian="normal" style:font-style-complex="italic" style:font-weight-complex="normal"/>
    </style:style>
    <style:style style:name="P133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e4795f" officeooo:paragraph-rsid="0202fdcc" style:font-style-asian="normal" style:font-weight-asian="normal" style:font-style-complex="normal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58625e" officeooo:paragraph-rsid="02163c85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58625e" officeooo:paragraph-rsid="02269fcc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e53ba1" officeooo:paragraph-rsid="02163c85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e53ba1" officeooo:paragraph-rsid="02269fcc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168a4a4" officeooo:paragraph-rsid="02163c85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169fef3" officeooo:paragraph-rsid="02163c85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169fef3" officeooo:paragraph-rsid="02269fcc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1913234" officeooo:paragraph-rsid="02163c85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1913234" officeooo:paragraph-rsid="02269fcc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1afa3d7" officeooo:paragraph-rsid="02163c85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1b14d0c" officeooo:paragraph-rsid="02163c85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1b14d0c" officeooo:paragraph-rsid="02269fcc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72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1b2fcba" officeooo:paragraph-rsid="02163c85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1b3b9dd" officeooo:paragraph-rsid="02163c85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1b3b9dd" officeooo:paragraph-rsid="02269fcc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1bb14a1" officeooo:paragraph-rsid="02163c85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1c1bf4c" officeooo:paragraph-rsid="02163c85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c316a6" officeooo:paragraph-rsid="02163c85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229f59b" officeooo:paragraph-rsid="0229f59b"/>
    </style:style>
    <style:style style:name="P18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affa41" style:font-weight-asian="bold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be6c28" style:font-weight-asian="bold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163c85" style:font-weight-asian="bold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269fcc" style:font-weight-asian="bold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058625e" style:font-weight-asian="bold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68a4a4" style:font-weight-asian="bold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a2343" style:font-weight-asian="bold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e6c28" style:font-weight-asian="bold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163c85" style:font-weight-asian="bold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269fcc" style:font-weight-asian="bold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2fcba" style:font-weight-asian="bold" style:font-weight-complex="bold"/>
    </style:style>
    <style:style style:name="P19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a2343" style:font-weight-asian="bold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e6c28" style:font-weight-asian="bold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163c85" style:font-weight-asian="bold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269fcc" style:font-weight-asian="bold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2pt" style:text-underline-style="none" fo:font-weight="bold" style:font-weight-asian="bold" style:font-weight-complex="bold"/>
    </style:style>
    <style:style style:name="P202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20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20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406e7" officeooo:paragraph-rsid="0205936e" style:font-weight-asian="normal" style:font-weight-complex="normal"/>
    </style:style>
    <style:style style:name="P206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20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208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22ac05d" style:font-style-asian="normal" style:font-weight-asian="normal" style:font-style-complex="normal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22ac05d" style:font-style-asian="normal" style:font-weight-asian="normal" style:font-style-complex="normal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22ac05d" style:font-style-asian="normal" style:font-weight-asian="normal" style:font-style-complex="normal" style:font-weight-complex="normal"/>
    </style:style>
    <style:style style:name="P21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22ac05d" style:font-style-asian="normal" style:font-weight-asian="normal" style:font-style-complex="normal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218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a9fd8" officeooo:paragraph-rsid="022ac05d" style:font-style-asian="normal" style:font-weight-asian="normal" style:font-style-complex="normal" style:font-weight-complex="normal"/>
    </style:style>
    <style:style style:name="P21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22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cf9c4" officeooo:paragraph-rsid="022ac05d" style:font-style-asian="normal" style:font-weight-asian="normal" style:font-style-complex="normal" style:font-weight-complex="normal"/>
    </style:style>
    <style:style style:name="P22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22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31b38" officeooo:paragraph-rsid="022ac05d" style:font-style-asian="normal" style:font-weight-asian="normal" style:font-style-complex="normal" style:font-weight-complex="normal"/>
    </style:style>
    <style:style style:name="P22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22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4b0b" officeooo:paragraph-rsid="022ac05d" style:font-style-asian="normal" style:font-weight-asian="normal" style:font-style-complex="normal" style:font-weight-complex="normal"/>
    </style:style>
    <style:style style:name="P22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22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8217" officeooo:paragraph-rsid="022ac05d" style:font-style-asian="normal" style:font-weight-asian="normal" style:font-style-complex="normal" style:font-weight-complex="normal"/>
    </style:style>
    <style:style style:name="P22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228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9efb" officeooo:paragraph-rsid="022ac05d" style:font-style-asian="normal" style:font-weight-asian="normal" style:font-style-complex="normal" style:font-weight-complex="normal"/>
    </style:style>
    <style:style style:name="P22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23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e7ad" officeooo:paragraph-rsid="022ac05d" style:font-style-asian="normal" style:font-weight-asian="normal" style:font-style-complex="normal" style:font-weight-complex="normal"/>
    </style:style>
    <style:style style:name="P23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23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233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03066" officeooo:paragraph-rsid="022ac05d" style:font-style-asian="normal" style:font-weight-asian="normal" style:font-style-complex="normal" style:font-weight-complex="normal"/>
    </style:style>
    <style:style style:name="P23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23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23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b842" officeooo:paragraph-rsid="022ac05d" style:font-style-asian="normal" style:font-weight-asian="normal" style:font-style-complex="normal" style:font-weight-complex="normal"/>
    </style:style>
    <style:style style:name="P23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238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ee8f" officeooo:paragraph-rsid="022ac05d" style:font-style-asian="normal" style:font-weight-asian="normal" style:font-style-complex="normal" style:font-weight-complex="normal"/>
    </style:style>
    <style:style style:name="P23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24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88590" officeooo:paragraph-rsid="022ac05d" style:font-style-asian="normal" style:font-weight-asian="normal" style:font-style-complex="normal" style:font-weight-complex="normal"/>
    </style:style>
    <style:style style:name="P241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242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243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244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245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color="#000000" fo:font-size="10pt" fo:font-style="normal" fo:font-weight="normal" officeooo:rsid="0104c38a" officeooo:paragraph-rsid="024af458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color="#000000" fo:font-size="10pt" fo:font-style="normal" fo:font-weight="normal" officeooo:rsid="0273bba1" officeooo:paragraph-rsid="0273bba1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color="#000000" fo:font-size="10pt" fo:font-style="normal" fo:font-weight="normal" officeooo:rsid="0273bba1" officeooo:paragraph-rsid="02741fa8" style:font-style-asian="normal" style:font-weight-asian="normal" style:font-style-complex="normal" style:font-weight-complex="normal"/>
    </style:style>
    <style:style style:name="P250" style:family="paragraph" style:parent-style-name="Table_20_Contents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20462e3" officeooo:paragraph-rsid="020462e3" style:font-style-asian="normal" style:font-weight-asian="normal" style:font-style-complex="normal" style:font-weight-complex="normal"/>
    </style:style>
    <style:style style:name="P251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20462e3" officeooo:paragraph-rsid="020462e3" style:font-style-asian="normal" style:font-weight-asian="normal" style:font-style-complex="normal" style:font-weight-complex="normal"/>
    </style:style>
    <style:style style:name="P252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74c836" style:font-style-asian="normal" style:font-weight-asian="bold" style:font-style-complex="normal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fo:font-style="italic" officeooo:rsid="0219861e" style:font-style-asian="italic" style:font-style-complex="italic"/>
    </style:style>
    <style:style style:name="T10" style:family="text">
      <style:text-properties fo:font-style="italic" officeooo:rsid="021a2d03" style:font-style-asian="italic" style:font-style-complex="italic"/>
    </style:style>
    <style:style style:name="T11" style:family="text">
      <style:text-properties fo:font-style="italic" officeooo:rsid="021bfe4a" style:font-style-asian="italic" style:font-style-complex="italic"/>
    </style:style>
    <style:style style:name="T12" style:family="text">
      <style:text-properties fo:font-style="italic" officeooo:rsid="022649f6" style:font-style-asian="italic" style:font-style-complex="italic"/>
    </style:style>
    <style:style style:name="T13" style:family="text">
      <style:text-properties fo:font-style="italic" officeooo:rsid="022adb7f" style:font-style-asian="italic" style:font-style-complex="italic"/>
    </style:style>
    <style:style style:name="T14" style:family="text">
      <style:text-properties fo:font-style="italic" officeooo:rsid="022b8e5f" style:font-style-asian="italic" style:font-style-complex="italic"/>
    </style:style>
    <style:style style:name="T15" style:family="text">
      <style:text-properties fo:font-style="italic" officeooo:rsid="022c741f" style:font-style-asian="italic" style:font-style-complex="italic"/>
    </style:style>
    <style:style style:name="T16" style:family="text">
      <style:text-properties fo:font-style="italic" officeooo:rsid="02315fd4" style:font-style-asian="italic" style:font-style-complex="italic"/>
    </style:style>
    <style:style style:name="T17" style:family="text">
      <style:text-properties officeooo:rsid="000ccf89"/>
    </style:style>
    <style:style style:name="T18" style:family="text">
      <style:text-properties officeooo:rsid="00127db2"/>
    </style:style>
    <style:style style:name="T19" style:family="text">
      <style:text-properties officeooo:rsid="00132573"/>
    </style:style>
    <style:style style:name="T20" style:family="text">
      <style:text-properties officeooo:rsid="001e4bb8"/>
    </style:style>
    <style:style style:name="T21" style:family="text">
      <style:text-properties fo:font-size="16pt"/>
    </style:style>
    <style:style style:name="T22" style:family="text">
      <style:text-properties fo:font-size="16pt" officeooo:rsid="002b81db"/>
    </style:style>
    <style:style style:name="T23" style:family="text">
      <style:text-properties fo:font-size="16pt" officeooo:rsid="01f06a63"/>
    </style:style>
    <style:style style:name="T24" style:family="text">
      <style:text-properties fo:font-size="16pt" officeooo:rsid="01f1c956"/>
    </style:style>
    <style:style style:name="T25" style:family="text">
      <style:text-properties fo:color="#000000"/>
    </style:style>
    <style:style style:name="T26" style:family="text">
      <style:text-properties fo:color="#000000" fo:font-size="16pt"/>
    </style:style>
    <style:style style:name="T27" style:family="text">
      <style:text-properties fo:color="#000000" fo:font-size="16pt" officeooo:rsid="01fda9b2"/>
    </style:style>
    <style:style style:name="T28" style:family="text">
      <style:text-properties fo:color="#000000" fo:font-size="16pt" officeooo:rsid="021663e0"/>
    </style:style>
    <style:style style:name="T29" style:family="text">
      <style:text-properties fo:color="#000000" officeooo:rsid="003aca63"/>
    </style:style>
    <style:style style:name="T30" style:family="text">
      <style:text-properties fo:color="#000000" officeooo:rsid="01acf888"/>
    </style:style>
    <style:style style:name="T31" style:family="text">
      <style:text-properties fo:color="#000000" fo:font-style="italic" officeooo:rsid="01ad3fde" style:font-style-asian="italic" style:font-style-complex="italic"/>
    </style:style>
    <style:style style:name="T32" style:family="text">
      <style:text-properties fo:color="#000000" fo:font-style="italic" officeooo:rsid="01adfada" style:font-style-asian="italic" style:font-style-complex="italic"/>
    </style:style>
    <style:style style:name="T33" style:family="text">
      <style:text-properties fo:color="#000000" fo:font-style="italic" officeooo:rsid="0217a18f" style:font-style-asian="italic" style:font-style-complex="italic"/>
    </style:style>
    <style:style style:name="T34" style:family="text">
      <style:text-properties fo:color="#000000" fo:font-style="italic" officeooo:rsid="02191461" style:font-style-asian="italic" style:font-style-complex="italic"/>
    </style:style>
    <style:style style:name="T35" style:family="text">
      <style:text-properties fo:font-size="12pt"/>
    </style:style>
    <style:style style:name="T36" style:family="text">
      <style:text-properties fo:font-size="12pt" officeooo:rsid="00cb2246"/>
    </style:style>
    <style:style style:name="T37" style:family="text">
      <style:text-properties fo:font-size="12pt" officeooo:rsid="01074f16"/>
    </style:style>
    <style:style style:name="T38" style:family="text">
      <style:text-properties fo:font-size="12pt" officeooo:rsid="01c57727"/>
    </style:style>
    <style:style style:name="T39" style:family="text">
      <style:text-properties fo:font-size="12pt" officeooo:rsid="01c70b94"/>
    </style:style>
    <style:style style:name="T40" style:family="text">
      <style:text-properties fo:font-size="12pt" officeooo:rsid="01f578ee"/>
    </style:style>
    <style:style style:name="T41" style:family="text">
      <style:text-properties fo:font-size="12pt" fo:font-weight="normal" style:font-weight-asian="normal" style:font-weight-complex="normal"/>
    </style:style>
    <style:style style:name="T42" style:family="text">
      <style:text-properties fo:font-size="12pt" fo:font-weight="normal" officeooo:rsid="00e4795f" style:font-weight-asian="normal" style:font-weight-complex="normal"/>
    </style:style>
    <style:style style:name="T43" style:family="text">
      <style:text-properties fo:font-size="12pt" fo:font-weight="normal" officeooo:rsid="00e2dc2a" style:font-weight-asian="normal" style:font-weight-complex="normal"/>
    </style:style>
    <style:style style:name="T44" style:family="text">
      <style:text-properties fo:font-size="12pt" fo:font-weight="normal" officeooo:rsid="0274c836" style:font-weight-asian="normal" style:font-weight-complex="normal"/>
    </style:style>
    <style:style style:name="T45" style:family="text">
      <style:text-properties fo:font-size="12pt" officeooo:rsid="0273bba1"/>
    </style:style>
    <style:style style:name="T46" style:family="text">
      <style:text-properties fo:font-size="12pt" officeooo:rsid="02741fa8"/>
    </style:style>
    <style:style style:name="T47" style:family="text">
      <style:text-properties officeooo:rsid="00e53ba1"/>
    </style:style>
    <style:style style:name="T48" style:family="text">
      <style:text-properties officeooo:rsid="00e8f22e"/>
    </style:style>
    <style:style style:name="T49" style:family="text">
      <style:text-properties officeooo:rsid="0151afd4"/>
    </style:style>
    <style:style style:name="T50" style:family="text">
      <style:text-properties officeooo:rsid="01531f7f"/>
    </style:style>
    <style:style style:name="T51" style:family="text">
      <style:text-properties officeooo:rsid="016313f6"/>
    </style:style>
    <style:style style:name="T52" style:family="text">
      <style:text-properties officeooo:rsid="00eed0d3"/>
    </style:style>
    <style:style style:name="T53" style:family="text">
      <style:text-properties officeooo:rsid="0194385f"/>
    </style:style>
    <style:style style:name="T54" style:family="text">
      <style:text-properties officeooo:rsid="019663c4"/>
    </style:style>
    <style:style style:name="T55" style:family="text">
      <style:text-properties officeooo:rsid="0196cf31"/>
    </style:style>
    <style:style style:name="T56" style:family="text">
      <style:text-properties officeooo:rsid="0197dfbd"/>
    </style:style>
    <style:style style:name="T57" style:family="text">
      <style:text-properties officeooo:rsid="019abe33"/>
    </style:style>
    <style:style style:name="T58" style:family="text">
      <style:text-properties officeooo:rsid="019bed38"/>
    </style:style>
    <style:style style:name="T59" style:family="text">
      <style:text-properties officeooo:rsid="019e594d"/>
    </style:style>
    <style:style style:name="T60" style:family="text">
      <style:text-properties officeooo:rsid="01a5930d"/>
    </style:style>
    <style:style style:name="T61" style:family="text">
      <style:text-properties officeooo:rsid="01aac3ae"/>
    </style:style>
    <style:style style:name="T62" style:family="text">
      <style:text-properties officeooo:rsid="01ba2343"/>
    </style:style>
    <style:style style:name="T63" style:family="text">
      <style:text-properties officeooo:rsid="01bfba22"/>
    </style:style>
    <style:style style:name="T64" style:family="text">
      <style:text-properties officeooo:rsid="01c17582"/>
    </style:style>
    <style:style style:name="T65" style:family="text">
      <style:text-properties officeooo:rsid="01c1bf4c"/>
    </style:style>
    <style:style style:name="T66" style:family="text">
      <style:text-properties officeooo:rsid="01c57727"/>
    </style:style>
    <style:style style:name="T67" style:family="text">
      <style:text-properties officeooo:rsid="01c8e4ff"/>
    </style:style>
    <style:style style:name="T68" style:family="text">
      <style:text-properties officeooo:rsid="01c950b4"/>
    </style:style>
    <style:style style:name="T69" style:family="text">
      <style:text-properties officeooo:rsid="01cc44fa"/>
    </style:style>
    <style:style style:name="T70" style:family="text">
      <style:text-properties officeooo:rsid="01cf32d1"/>
    </style:style>
    <style:style style:name="T71" style:family="text">
      <style:text-properties officeooo:rsid="01d159c9"/>
    </style:style>
    <style:style style:name="T72" style:family="text">
      <style:text-properties officeooo:rsid="01de180c"/>
    </style:style>
    <style:style style:name="T73" style:family="text">
      <style:text-properties officeooo:rsid="01dee7ad"/>
    </style:style>
    <style:style style:name="T74" style:family="text">
      <style:text-properties officeooo:rsid="01e03066"/>
    </style:style>
    <style:style style:name="T75" style:family="text">
      <style:text-properties officeooo:rsid="01e4b842"/>
    </style:style>
    <style:style style:name="T76" style:family="text">
      <style:text-properties officeooo:rsid="01e5666b"/>
    </style:style>
    <style:style style:name="T77" style:family="text">
      <style:text-properties officeooo:rsid="01f89e25"/>
    </style:style>
    <style:style style:name="T78" style:family="text">
      <style:text-properties officeooo:rsid="01f9cc42"/>
    </style:style>
    <style:style style:name="T79" style:family="text">
      <style:text-properties officeooo:rsid="02087d55"/>
    </style:style>
    <style:style style:name="T80" style:family="text">
      <style:text-properties officeooo:rsid="020d4de5"/>
    </style:style>
    <style:style style:name="T81" style:family="text">
      <style:text-properties officeooo:rsid="020dd519"/>
    </style:style>
    <style:style style:name="T82" style:family="text">
      <style:text-properties officeooo:rsid="0210e44a"/>
    </style:style>
    <style:style style:name="T83" style:family="text">
      <style:text-properties officeooo:rsid="0211a5c4"/>
    </style:style>
    <style:style style:name="T84" style:family="text">
      <style:text-properties officeooo:rsid="02255580"/>
    </style:style>
    <style:style style:name="T85" style:family="text">
      <style:text-properties officeooo:rsid="02269fcc"/>
    </style:style>
    <style:style style:name="T86" style:family="text">
      <style:text-properties officeooo:rsid="022ac05d"/>
    </style:style>
    <style:style style:name="T87" style:family="text">
      <style:text-properties officeooo:rsid="022b8e5f"/>
    </style:style>
    <style:style style:name="T88" style:family="text">
      <style:text-properties officeooo:rsid="022f731e"/>
    </style:style>
    <style:style style:name="T89" style:family="text">
      <style:text-properties officeooo:rsid="02332207"/>
    </style:style>
    <style:style style:name="T90" style:family="text">
      <style:text-properties officeooo:rsid="02348c0a"/>
    </style:style>
    <style:style style:name="T91" style:family="text">
      <style:text-properties officeooo:rsid="0235c5a5"/>
    </style:style>
    <style:style style:name="T92" style:family="text">
      <style:text-properties officeooo:rsid="02371bd1"/>
    </style:style>
    <style:style style:name="T93" style:family="text">
      <style:text-properties officeooo:rsid="02383686"/>
    </style:style>
    <style:style style:name="T94" style:family="text">
      <style:text-properties officeooo:rsid="02390384"/>
    </style:style>
    <style:style style:name="T95" style:family="text">
      <style:text-properties officeooo:rsid="023aa076"/>
    </style:style>
    <style:style style:name="T96" style:family="text">
      <style:text-properties officeooo:rsid="0240acd6"/>
    </style:style>
    <style:style style:name="T97" style:family="text">
      <style:text-properties officeooo:rsid="025d21b2"/>
    </style:style>
    <style:style style:name="T98" style:family="text">
      <style:text-properties officeooo:rsid="0274c8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3">Installation Details</text:p>
      <text:p text:style-name="P43"/>
      <text:p text:style-name="P44">The following dependencies needs to be installed to run the application. The operating system required is Ubuntu <text:span text:style-name="T49">16.04</text:span></text:p>
      <text:p text:style-name="P44"/>
      <text:p text:style-name="P45">1. Python <text:span text:style-name="T53">3.6.5</text:span></text:p>
      <text:p text:style-name="P44"><text:tab/>Python packages : </text:p>
      <text:p text:style-name="P46"><text:tab/><text:tab/>pip : 18.0</text:p>
      <text:p text:style-name="P46"><text:tab/><text:tab/><text:span text:style-name="T56">web3 : 4.6.0</text:span><text:tab/><text:tab/></text:p>
      <text:p text:style-name="P44"><text:tab/><text:tab/>requests : 2.1<text:span text:style-name="T49">9</text:span>.<text:span text:style-name="T49">1</text:span></text:p>
      <text:p text:style-name="P44"><text:tab/><text:tab/>redis : 2.10.<text:span text:style-name="T49">6</text:span></text:p>
      <text:p text:style-name="P44"><text:tab/><text:tab/><text:span text:style-name="T49">Django : 1.11</text:span></text:p>
      <text:p text:style-name="P44"><text:tab/><text:tab/>APScheduler : 3.5.<text:span text:style-name="T54">3</text:span></text:p>
      <text:p text:style-name="P44"><text:tab/><text:tab/><text:span text:style-name="T55">pymysql :</text:span> <text:span text:style-name="T55">0.9.2</text:span></text:p>
      <text:p text:style-name="P44"><text:tab/><text:tab/><text:span text:style-name="T82">configparser : 3.5.0</text:span></text:p>
      <text:p text:style-name="P44"><text:tab/><text:tab/><text:span text:style-name="T82">logging : 0.5.1.2</text:span></text:p>
      <text:p text:style-name="P44"><text:tab/><text:tab/><text:span text:style-name="T83">python3-pika : 0.9.14</text:span></text:p>
      <text:p text:style-name="P44"/>
      <text:p text:style-name="P44"><text:span text:style-name="T49">2. </text:span>MySQL : 5.7.<text:span text:style-name="T49">23</text:span></text:p>
      <text:p text:style-name="P44"><text:span text:style-name="T50">3</text:span>. Redis server : 3.<text:span text:style-name="T50">0</text:span>.<text:span text:style-name="T50">6</text:span></text:p>
      <text:p text:style-name="P47">4. Apache : <text:span text:style-name="T96">2.4.18</text:span></text:p>
      <text:p text:style-name="P48">5. RabbitMQ : <text:span text:style-name="T97">3.7.7</text:span></text:p>
      <text:p text:style-name="P204"/>
      <text:p text:style-name="P5"/>
      <text:p text:style-name="P6">Database Schema</text:p>
      <text:p text:style-name="P33"/>
      <text:p text:style-name="P34">Database Name: <text:span text:style-name="T57">eth_auxpay_py</text:span></text:p>
      <text:p text:style-name="P34"/>
      <text:p text:style-name="P33">SQL(MySQL) will be used as D<text:span text:style-name="T17">BMS</text:span>. <text:span text:style-name="T18">Following are the table schemas :</text:span></text:p>
      <text:p text:style-name="P1"/>
      <text:p text:style-name="P7">1. <text:span text:style-name="T58">erc_address_master</text:span><text:span text:style-name="T2"> </text:span>:</text:p>
      <text:p text:style-name="P7"/>
      <text:p text:style-name="P31">This Table stores the data for generated address</text:p>
      <text:p text:style-name="P7"/>
      <text:p text:style-name="P10">CREATE TABLE `erc_address_master` (</text:p>
      <text:p text:style-name="P10"><text:s text:c="2"/>`user_name` varchar(100) DEFAULT NULL,</text:p>
      <text:p text:style-name="P10"><text:s text:c="2"/>`address` varchar(500) DEFAULT NULL,</text:p>
      <text:p text:style-name="P10"><text:s text:c="2"/>`erc_token` varchar(100) DEFAULT NULL,</text:p>
      <text:p text:style-name="P10"><text:s text:c="2"/>`contract_address` varchar(500) DEFAULT NULL,</text:p>
      <text:p text:style-name="P10"><text:s text:c="2"/>`timestamp` datetime(6) DEFAULT NULL</text:p>
      <text:p text:style-name="P10">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6"/>
      <text:p text:style-name="P8"><text:span text:style-name="T19">2</text:span>. <text:span text:style-name="T59">erc_transactions</text:span> :</text:p>
      <text:p text:style-name="P9"/>
      <text:p text:style-name="P30">This table stores the data for all the ERC Transactions</text:p>
      <text:p text:style-name="P11"/>
      <text:p text:style-name="P11">CREATE TABLE `erc_transactions` (</text:p>
      <text:p text:style-name="P11"><text:s text:c="2"/>`from_address` varchar(500) DEFAULT NULL,</text:p>
      <text:p text:style-name="P11"><text:s text:c="2"/>`to_address` varchar(500) DEFAULT NULL,</text:p>
      <text:p text:style-name="P11"><text:s text:c="2"/>`contract_address` varchar(500) DEFAULT NULL,</text:p>
      <text:p text:style-name="P11"><text:s text:c="2"/>`tx_hash` varchar(500) DEFAULT NULL,</text:p>
      <text:p text:style-name="P11"><text:s text:c="2"/>`bid_id` varchar(100) DEFAULT NULL,</text:p>
      <text:p text:style-name="P11"><text:s text:c="2"/>`confirmations` int(11) DEFAULT NULL,</text:p>
      <text:p text:style-name="P11"><text:s text:c="2"/>`block_number` int(11) DEFAULT NULL,</text:p>
      <text:p text:style-name="P11"><text:s text:c="2"/>`value` int(11) DEFAULT NULL,</text:p>
      <text:p text:style-name="P11"><text:s text:c="2"/>`flag` varchar(100) DEFAULT NULL,</text:p>
      <text:p text:style-name="P11"><text:s text:c="2"/>`sys_timestamp` datetime(6) DEFAULT NULL,</text:p>
      <text:p text:style-name="P11"><text:s text:c="2"/>UNIQUE KEY `tx_hash` (`tx_hash`)</text:p>
      <text:p text:style-name="P11">) </text:p>
      <text:p text:style-name="P2"><text:tab/></text:p>
      <text:p text:style-name="P25"/>
      <text:p text:style-name="P42"><text:span text:style-name="T20">3. server_logs</text:span> :</text:p>
      <text:p text:style-name="P29"/>
      <text:p text:style-name="P28">This table stores the data of all the requests that are coming to the server</text:p>
      <text:p text:style-name="P111"/>
      <text:p text:style-name="P18">CREATE TABLE `server_logs` (</text:p>
      <text:p text:style-name="P18"><text:s text:c="2"/>`requestID` int(11) NOT NULL AUTO_INCREMENT,</text:p>
      <text:p text:style-name="P18"><text:s text:c="2"/>`requestIP` varchar(100) DEFAULT NULL,</text:p>
      <text:p text:style-name="P18"><text:s text:c="2"/>`type` varchar(10) DEFAULT NULL,</text:p>
      <text:p text:style-name="P18"><text:s text:c="2"/>`url` varchar(500) DEFAULT NULL,</text:p>
      <text:p text:style-name="P18"><text:s text:c="2"/>`headers` varchar(500) DEFAULT NULL,</text:p>
      <text:p text:style-name="P18"><text:s text:c="2"/>`body` varchar(500) DEFAULT NULL,</text:p>
      <text:p text:style-name="P18"><text:s text:c="2"/>`response` varchar(500) DEFAULT NULL,</text:p>
      <text:p text:style-name="P18"><text:s text:c="2"/>`timestamp` datetime(6) DEFAULT NULL,</text:p>
      <text:p text:style-name="P18"><text:s text:c="2"/>PRIMARY KEY (`requestID`)</text:p>
      <text:p text:style-name="P18">)</text:p>
      <text:p text:style-name="P13"/>
      <text:p text:style-name="P14">4. notification_logs:</text:p>
      <text:p text:style-name="P14"/>
      <text:p text:style-name="P14">This table stores the log data for all the notification <text:span text:style-name="T60">sent to the users.</text:span></text:p>
      <text:p text:style-name="P14"/>
      <text:p text:style-name="P15">CREATE TABLE `notification_logs` (</text:p>
      <text:p text:style-name="P15"><text:s text:c="2"/>`id` int(11) NOT NULL AUTO_INCREMENT,</text:p>
      <text:p text:style-name="P15"><text:s text:c="2"/>`tx_hash` varchar(500) DEFAULT NULL,</text:p>
      <text:p text:style-name="P15"><text:s text:c="2"/>`notification_url` varchar(1000) DEFAULT NULL,</text:p>
      <text:p text:style-name="P15"><text:s text:c="2"/>`params` varchar(1000) DEFAULT NULL,</text:p>
      <text:p text:style-name="P15"><text:s text:c="2"/>`status` varchar(50) DEFAULT NULL,</text:p>
      <text:p text:style-name="P15"><text:s text:c="2"/>`timestamp` datetime(6) DEFAULT NULL,</text:p>
      <text:p text:style-name="P15"><text:s text:c="2"/>PRIMARY KEY (`id`)</text:p>
      <text:p text:style-name="P15">)</text:p>
      <text:p text:style-name="P15"/>
      <text:p text:style-name="P15"/>
      <text:p text:style-name="P15"><text:soft-page-break/></text:p>
      <text:p text:style-name="P16">5. error_logs :</text:p>
      <text:p text:style-name="P16"/>
      <text:p text:style-name="P32">This table stores the data for the error coming in the python scripts.</text:p>
      <text:p text:style-name="P32"/>
      <text:p text:style-name="P17">CREATE TABLE `error_logs` (</text:p>
      <text:p text:style-name="P17"><text:s text:c="2"/>`error_id` int(11) NOT NULL AUTO_INCREMENT,</text:p>
      <text:p text:style-name="P17"><text:s text:c="2"/>`category` varchar(100) DEFAULT NULL,</text:p>
      <text:p text:style-name="P17"><text:s text:c="2"/>`file_name` varchar(100) DEFAULT NULL,</text:p>
      <text:p text:style-name="P17"><text:s text:c="2"/>`error` varchar(1000) DEFAULT NULL,</text:p>
      <text:p text:style-name="P17"><text:s text:c="2"/>`meta` varchar(1000) DEFAULT NULL,</text:p>
      <text:p text:style-name="P17"><text:s text:c="2"/>`timestamp` datetime(6) DEFAULT NULL,</text:p>
      <text:p text:style-name="P17"><text:s text:c="2"/>PRIMARY KEY (`error_id`)</text:p>
      <text:p text:style-name="P17">)</text:p>
      <text:p text:style-name="P17"/>
      <text:p text:style-name="P19">6. user_master</text:p>
      <text:p text:style-name="P19"/>
      <text:p text:style-name="P19">This table stores the user Master data for validating Users</text:p>
      <text:p text:style-name="P19"/>
      <text:p text:style-name="P20">CREATE TABLE `user_master` (</text:p>
      <text:p text:style-name="P20"><text:s text:c="2"/>`user_name` varchar(100) NOT NULL,</text:p>
      <text:p text:style-name="P20"><text:s text:c="2"/>`token` varchar(500) DEFAULT NULL,</text:p>
      <text:p text:style-name="P20"><text:s text:c="2"/>`notification_url` varchar(1000) DEFAULT NULL,</text:p>
      <text:p text:style-name="P20"><text:s text:c="2"/>`app_key` varchar(500) DEFAULT NULL,</text:p>
      <text:p text:style-name="P20"><text:s text:c="2"/>`app_secret` varchar(500) DEFAULT NULL,</text:p>
      <text:p text:style-name="P20"><text:s text:c="2"/>PRIMARY KEY (`user_name`)</text:p>
      <text:p text:style-name="P20">)</text:p>
      <text:p text:style-name="P20"/>
      <text:p text:style-name="P21">7. <text:s/>address_master</text:p>
      <text:p text:style-name="P21"/>
      <text:p text:style-name="P21">This table stores etherum addresses <text:span text:style-name="T79">and encrypted private keys </text:span>of users</text:p>
      <text:p text:style-name="P21"/>
      <text:p text:style-name="P22">CREATE TABLE `address_master` (</text:p>
      <text:p text:style-name="P22"><text:s text:c="2"/>`user_name` varchar(100) DEFAULT NULL,</text:p>
      <text:p text:style-name="P22"><text:s text:c="2"/>`address` varchar(500) DEFAULT NULL,</text:p>
      <text:p text:style-name="P22"><text:s text:c="2"/>`private_key` varchar(500) DEFAULT NULL</text:p>
      <text:p text:style-name="P22">)</text:p>
      <text:p text:style-name="P22"/>
      <text:p text:style-name="P23">8. <text:span text:style-name="T80">eth_</text:span>transactions</text:p>
      <text:p text:style-name="P23"/>
      <text:p text:style-name="P23">This table stores the etherum transaction details</text:p>
      <text:p text:style-name="P23"/>
      <text:p text:style-name="P12">CREATE TABLE `e<text:span text:style-name="T81">th</text:span>_transactions` (</text:p>
      <text:p text:style-name="P12"><text:s text:c="2"/>`from_address` varchar(500) DEFAULT NULL,</text:p>
      <text:p text:style-name="P12"><text:s text:c="2"/>`to_address` varchar(500) DEFAULT NULL,</text:p>
      <text:p text:style-name="P12"><text:s text:c="2"/>`tx_hash` varchar(500) DEFAULT NULL,</text:p>
      <text:p text:style-name="P12"><text:s text:c="2"/>`bid_id` varchar(100) DEFAULT NULL,</text:p>
      <text:p text:style-name="P12"><text:s text:c="2"/>`confirmations` int(11) DEFAULT NULL,</text:p>
      <text:p text:style-name="P12"><text:s text:c="2"/>`block_number` int(11) DEFAULT NULL,</text:p>
      <text:p text:style-name="P12"><text:s text:c="2"/>`value` int(11) DEFAULT NULL,</text:p>
      <text:p text:style-name="P12"><text:s text:c="2"/>`flag` varchar(100) DEFAULT NULL,</text:p>
      <text:p text:style-name="P12"><text:s text:c="2"/>`sys_timestamp` datetime(6) DEFAULT NULL,</text:p>
      <text:p text:style-name="P12"><text:soft-page-break/><text:s text:c="2"/>UNIQUE KEY `tx_hash` (`tx_hash`)</text:p>
      <text:p text:style-name="P12">) </text:p>
      <text:p text:style-name="P205"/>
      <text:p text:style-name="P24"/>
      <text:p text:style-name="P3"><text:span text:style-name="T61">Private Key</text:span> Encryption</text:p>
      <text:p text:style-name="P121"/>
      <text:p text:style-name="P128"><text:span text:style-name="T41">1. Take SHA256 o</text:span><text:span text:style-name="T43">f</text:span><text:span text:style-name="T41"> User token</text:span></text:p>
      <text:p text:style-name="P137">2. Take first 8 and last 8 characters of step 1</text:p>
      <text:p text:style-name="P137">3. Take sha256 of step 2</text:p>
      <text:p text:style-name="P137">4. Take 10-2<text:span text:style-name="T98">6</text:span> characters of step 3</text:p>
      <text:p text:style-name="P253"><text:span text:style-name="T41">5. </text:span><text:span text:style-name="T42">Take </text:span><text:span text:style-name="T41">AES Encryption of </text:span><text:span text:style-name="T42">secret with the key generated in step 4.</text:span></text:p>
      <text:p text:style-name="P138"/>
      <text:p text:style-name="P136"><text:span text:style-name="T42">* </text:span><text:span text:style-name="T41">Exact Indexes for step 2 and 4 are mentioned in Conf.ini file</text:span></text:p>
      <text:p text:style-name="P250"/>
      <text:p text:style-name="P251"/>
      <text:p text:style-name="P133"/>
      <text:p text:style-name="P122">Token</text:p>
      <text:p text:style-name="P134"/>
      <text:p text:style-name="P134">Token is generated by taking uuid4 hex from uuid lib of python.</text:p>
      <text:p text:style-name="P133"/>
      <text:p text:style-name="P133"/>
      <text:p text:style-name="P123">App Key</text:p>
      <text:p text:style-name="P135"/>
      <text:p text:style-name="P202">Appkey <text:span text:style-name="T52">is generated by taking uuid4 hex from uuid lib of python.</text:span></text:p>
      <text:p text:style-name="P135"/>
      <text:p text:style-name="P135"/>
      <text:p text:style-name="P123">App Secret</text:p>
      <text:p text:style-name="P135"/>
      <text:p text:style-name="P203"><text:span text:style-name="T51">App Secret </text:span>is generated by taking uuid4 hex from uuid lib of python.</text:p>
      <text:p text:style-name="P133"/>
      <text:p text:style-name="P133"/>
      <text:p text:style-name="P133"/>
      <text:p text:style-name="P133"/>
      <text:p text:style-name="P208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40"><text:span text:style-name="T27">ERC - </text:span><text:span text:style-name="T28">API</text:span></text:p>
      <text:p text:style-name="P51"/>
      <text:p text:style-name="P131">Base URL : </text:p>
      <text:p text:style-name="P51"/>
      <text:p text:style-name="P35"><text:span text:style-name="T29">1. </text:span><text:span text:style-name="T30">Get Balance</text:span><text:span text:style-name="T25">s :</text:span></text:p>
      <text:p text:style-name="P76"><text:soft-page-break/><text:tab/></text:p>
      <text:p text:style-name="P36"><text:span text:style-name="T31">This method return the token balance </text:span><text:span text:style-name="T32">for the specified inputs.</text:span></text:p>
      <text:p text:style-name="P112"/>
      <text:p text:style-name="P112">BaseURL + /get_balance/</text:p>
      <text:p text:style-name="P74"/>
      <text:p text:style-name="P53">Inputs : </text:p>
      <text:p text:style-name="P53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0">Fields</text:p>
          </table:table-cell>
          <table:table-cell table:style-name="Table4.A1" office:value-type="string">
            <text:p text:style-name="P186">Variable</text:p>
          </table:table-cell>
          <table:table-cell table:style-name="Table4.C1" office:value-type="string">
            <text:p text:style-name="P190">Comments</text:p>
          </table:table-cell>
        </table:table-row>
        <table:table-row>
          <table:table-cell table:style-name="Table4.A5" office:value-type="string">
            <text:p text:style-name="P147">User Name</text:p>
          </table:table-cell>
          <table:table-cell table:style-name="Table4.B5" office:value-type="string">
            <text:p text:style-name="P168">user_name</text:p>
          </table:table-cell>
          <table:table-cell table:style-name="Table4.C5" office:value-type="string">
            <text:p text:style-name="P141"><text:span text:style-name="T47">P</text:span>rovided at the time of registraion</text:p>
          </table:table-cell>
        </table:table-row>
        <table:table-row>
          <table:table-cell table:style-name="Table4.A5" office:value-type="string">
            <text:p text:style-name="P142">Token</text:p>
          </table:table-cell>
          <table:table-cell table:style-name="Table4.B5" office:value-type="string">
            <text:p text:style-name="P168">token</text:p>
          </table:table-cell>
          <table:table-cell table:style-name="Table4.C5" office:value-type="string">
            <text:p text:style-name="P142"><text:span text:style-name="T47">P</text:span>rovided at the time of registraion</text:p>
          </table:table-cell>
        </table:table-row>
        <table:table-row>
          <table:table-cell table:style-name="Table4.A5" office:value-type="string">
            <text:p text:style-name="P96">Address</text:p>
          </table:table-cell>
          <table:table-cell table:style-name="Table4.B5" office:value-type="string">
            <text:p text:style-name="P168">address</text:p>
          </table:table-cell>
          <table:table-cell table:style-name="Table4.C5" office:value-type="string">
            <text:p text:style-name="P164">User Address</text:p>
          </table:table-cell>
        </table:table-row>
        <table:table-row>
          <table:table-cell table:style-name="Table4.A5" office:value-type="string">
            <text:p text:style-name="P96">Contract Address</text:p>
          </table:table-cell>
          <table:table-cell table:style-name="Table4.B5" office:value-type="string">
            <text:p text:style-name="P168">contract_address</text:p>
          </table:table-cell>
          <table:table-cell table:style-name="Table4.C5" office:value-type="string">
            <text:p text:style-name="P164">ERC Contract Address</text:p>
          </table:table-cell>
        </table:table-row>
      </table:table>
      <text:p text:style-name="P54"><text:tab/></text:p>
      <text:p text:style-name="P54"/>
      <text:p text:style-name="P64">Output :</text:p>
      <text:p text:style-name="P6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91">Fields</text:p>
          </table:table-cell>
          <table:table-cell table:style-name="Table13.A1" office:value-type="string">
            <text:p text:style-name="P196">Variable</text:p>
          </table:table-cell>
          <table:table-cell table:style-name="Table13.C1" office:value-type="string">
            <text:p text:style-name="P191">Comments</text:p>
          </table:table-cell>
        </table:table-row>
        <table:table-row>
          <table:table-cell table:style-name="Table13.A3" office:value-type="string">
            <text:p text:style-name="P171">Balance/Error</text:p>
          </table:table-cell>
          <table:table-cell table:style-name="Table13.B3" office:value-type="string">
            <text:p text:style-name="P171">balance/error</text:p>
          </table:table-cell>
          <table:table-cell table:style-name="Table13.C3" office:value-type="string">
            <text:p text:style-name="P150"/>
          </table:table-cell>
        </table:table-row>
        <table:table-row>
          <table:table-cell table:style-name="Table13.A3" office:value-type="string">
            <text:p text:style-name="P158">status</text:p>
          </table:table-cell>
          <table:table-cell table:style-name="Table13.B3" office:value-type="string">
            <text:p text:style-name="P174">status</text:p>
          </table:table-cell>
          <table:table-cell table:style-name="Table13.C3" office:value-type="string">
            <text:p text:style-name="P153">HTTP Status of the request</text:p>
          </table:table-cell>
        </table:table-row>
      </table:table>
      <text:p text:style-name="P65"/>
      <text:p text:style-name="P70"/>
      <text:p text:style-name="P54"/>
      <text:p text:style-name="P87">2. <text:span text:style-name="T48">Get Fee</text:span> :</text:p>
      <text:p text:style-name="P91"/>
      <text:p text:style-name="P75"><text:span text:style-name="T3">This method return the </text:span><text:span text:style-name="T11">m</text:span><text:span text:style-name="T5">aximum transaction fee in ether</text:span><text:span text:style-name="T4"> </text:span><text:span text:style-name="T5">for transferring token.</text:span></text:p>
      <text:p text:style-name="P91"/>
      <text:p text:style-name="P58">Inputs :</text:p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1">Fields</text:p>
          </table:table-cell>
          <table:table-cell table:style-name="Table1.A1" office:value-type="string">
            <text:p text:style-name="P201">Variable</text:p>
          </table:table-cell>
          <table:table-cell table:style-name="Table1.C1" office:value-type="string">
            <text:p text:style-name="P201">Comments</text:p>
          </table:table-cell>
        </table:table-row>
        <table:table-row>
          <table:table-cell table:style-name="Table1.A3" office:value-type="string">
            <text:p text:style-name="P145">User Name</text:p>
          </table:table-cell>
          <table:table-cell table:style-name="Table1.B3" office:value-type="string">
            <text:p text:style-name="P166">user_name</text:p>
          </table:table-cell>
          <table:table-cell table:style-name="Table1.C3" office:value-type="string">
            <text:p text:style-name="P139"><text:span text:style-name="T47">P</text:span>rovided at the time of registraion</text:p>
          </table:table-cell>
        </table:table-row>
        <table:table-row>
          <table:table-cell table:style-name="Table1.A3" office:value-type="string">
            <text:p text:style-name="P139">Token</text:p>
          </table:table-cell>
          <table:table-cell table:style-name="Table1.B3" office:value-type="string">
            <text:p text:style-name="P166">token</text:p>
          </table:table-cell>
          <table:table-cell table:style-name="Table1.C3" office:value-type="string">
            <text:p text:style-name="P139"><text:span text:style-name="T47">P</text:span>rovided at the time of registraion</text:p>
          </table:table-cell>
        </table:table-row>
      </table:table>
      <text:p text:style-name="P60"/>
      <text:p text:style-name="P59"/>
      <text:p text:style-name="P66">Output :</text:p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2">Fields</text:p>
          </table:table-cell>
          <table:table-cell table:style-name="Table2.A1" office:value-type="string">
            <text:p text:style-name="P197">Variable</text:p>
          </table:table-cell>
          <table:table-cell table:style-name="Table2.C1" office:value-type="string">
            <text:p text:style-name="P192">Comments</text:p>
          </table:table-cell>
        </table:table-row>
        <table:table-row>
          <table:table-cell table:style-name="Table2.A3" office:value-type="string">
            <text:p text:style-name="P172"><text:span text:style-name="T62">Fee</text:span>/Error</text:p>
          </table:table-cell>
          <table:table-cell table:style-name="Table2.B3" office:value-type="string">
            <text:p text:style-name="P172"><text:span text:style-name="T62">fee</text:span>/error</text:p>
          </table:table-cell>
          <table:table-cell table:style-name="Table2.C3" office:value-type="string">
            <text:p text:style-name="P179">In ether</text:p>
          </table:table-cell>
        </table:table-row>
        <table:table-row>
          <table:table-cell table:style-name="Table2.A3" office:value-type="string">
            <text:p text:style-name="P159">status</text:p>
          </table:table-cell>
          <table:table-cell table:style-name="Table2.B3" office:value-type="string">
            <text:p text:style-name="P175">status</text:p>
          </table:table-cell>
          <table:table-cell table:style-name="Table2.C3" office:value-type="string">
            <text:p text:style-name="P154">HTTP Status of the request</text:p>
          </table:table-cell>
        </table:table-row>
      </table:table>
      <text:p text:style-name="P61"/>
      <text:p text:style-name="P59"/>
      <text:p text:style-name="P59"/>
      <text:p text:style-name="P88"><text:span text:style-name="T63">3</text:span>. <text:span text:style-name="T64">Forward Token</text:span> :</text:p>
      <text:p text:style-name="P92"/>
      <text:p text:style-name="P114"><text:span text:style-name="T5">T</text:span><text:span text:style-name="T1">his method is used for forawrding token from one address to another </text:span><text:span text:style-name="T12">and store it in erc_transactions table.</text:span></text:p>
      <text:p text:style-name="P77"/>
      <text:p text:style-name="P55">Inputs : </text:p>
      <text:p text:style-name="P55"><text:soft-page-break/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3">Fields</text:p>
          </table:table-cell>
          <table:table-cell table:style-name="Table3.A1" office:value-type="string">
            <text:p text:style-name="P187">Variable</text:p>
          </table:table-cell>
          <table:table-cell table:style-name="Table3.C1" office:value-type="string">
            <text:p text:style-name="P193">Comments</text:p>
          </table:table-cell>
        </table:table-row>
        <table:table-row>
          <table:table-cell table:style-name="Table3.A7" office:value-type="string">
            <text:p text:style-name="P146">User Name</text:p>
          </table:table-cell>
          <table:table-cell table:style-name="Table3.B7" office:value-type="string">
            <text:p text:style-name="P167">user_name</text:p>
          </table:table-cell>
          <table:table-cell table:style-name="Table3.C7" office:value-type="string">
            <text:p text:style-name="P140"><text:span text:style-name="T47">P</text:span>rovided at the time of registraion</text:p>
          </table:table-cell>
        </table:table-row>
        <table:table-row>
          <table:table-cell table:style-name="Table3.A7" office:value-type="string">
            <text:p text:style-name="P140">Token</text:p>
          </table:table-cell>
          <table:table-cell table:style-name="Table3.B7" office:value-type="string">
            <text:p text:style-name="P167">token</text:p>
          </table:table-cell>
          <table:table-cell table:style-name="Table3.C7" office:value-type="string">
            <text:p text:style-name="P140"><text:span text:style-name="T47">P</text:span>rovided at the time of registraion</text:p>
          </table:table-cell>
        </table:table-row>
        <table:table-row>
          <table:table-cell table:style-name="Table3.A7" office:value-type="string">
            <text:p text:style-name="P95"><text:span text:style-name="T65">From </text:span>Address</text:p>
          </table:table-cell>
          <table:table-cell table:style-name="Table3.B7" office:value-type="string">
            <text:p text:style-name="P167"><text:span text:style-name="T65">from_</text:span>address</text:p>
          </table:table-cell>
          <table:table-cell table:style-name="Table3.C7" office:value-type="string">
            <text:p text:style-name="P163">User Address</text:p>
          </table:table-cell>
        </table:table-row>
        <table:table-row>
          <table:table-cell table:style-name="Table3.A7" office:value-type="string">
            <text:p text:style-name="P98">To Address</text:p>
          </table:table-cell>
          <table:table-cell table:style-name="Table3.B7" office:value-type="string">
            <text:p text:style-name="P181">to_address</text:p>
          </table:table-cell>
          <table:table-cell table:style-name="Table3.C7" office:value-type="string">
            <text:p text:style-name="P181">User Address</text:p>
          </table:table-cell>
        </table:table-row>
        <table:table-row>
          <table:table-cell table:style-name="Table3.A7" office:value-type="string">
            <text:p text:style-name="P98">Value</text:p>
          </table:table-cell>
          <table:table-cell table:style-name="Table3.B7" office:value-type="string">
            <text:p text:style-name="P181">value</text:p>
          </table:table-cell>
          <table:table-cell table:style-name="Table3.C7" office:value-type="string">
            <text:p text:style-name="P181">Token Value to be transferred</text:p>
          </table:table-cell>
        </table:table-row>
        <table:table-row>
          <table:table-cell table:style-name="Table3.A7" office:value-type="string">
            <text:p text:style-name="P95">Contract Address</text:p>
          </table:table-cell>
          <table:table-cell table:style-name="Table3.B7" office:value-type="string">
            <text:p text:style-name="P167">contract_address</text:p>
          </table:table-cell>
          <table:table-cell table:style-name="Table3.C7" office:value-type="string">
            <text:p text:style-name="P163">ERC Contract Address</text:p>
          </table:table-cell>
        </table:table-row>
      </table:table>
      <text:p text:style-name="P55"><text:tab/></text:p>
      <text:p text:style-name="P55"/>
      <text:p text:style-name="P67">Output :</text:p>
      <text:p text:style-name="P6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3">Fields</text:p>
          </table:table-cell>
          <table:table-cell table:style-name="Table5.A1" office:value-type="string">
            <text:p text:style-name="P198">Variable</text:p>
          </table:table-cell>
          <table:table-cell table:style-name="Table5.C1" office:value-type="string">
            <text:p text:style-name="P193">Comments</text:p>
          </table:table-cell>
        </table:table-row>
        <table:table-row>
          <table:table-cell table:style-name="Table5.A4" office:value-type="string">
            <text:p text:style-name="P183">Transaction Hash</text:p>
          </table:table-cell>
          <table:table-cell table:style-name="Table5.B4" office:value-type="string">
            <text:p text:style-name="P183">tx_hash</text:p>
          </table:table-cell>
          <table:table-cell table:style-name="Table5.C4" office:value-type="string">
            <text:p text:style-name="P151"/>
          </table:table-cell>
        </table:table-row>
        <table:table-row>
          <table:table-cell table:style-name="Table5.A4" office:value-type="string">
            <text:p text:style-name="P183">Transaction Status</text:p>
          </table:table-cell>
          <table:table-cell table:style-name="Table5.B4" office:value-type="string">
            <text:p text:style-name="P183">tx_status</text:p>
          </table:table-cell>
          <table:table-cell table:style-name="Table5.C4" office:value-type="string">
            <text:p text:style-name="P155"/>
          </table:table-cell>
        </table:table-row>
        <table:table-row>
          <table:table-cell table:style-name="Table5.A4" office:value-type="string">
            <text:p text:style-name="P160">status</text:p>
          </table:table-cell>
          <table:table-cell table:style-name="Table5.B4" office:value-type="string">
            <text:p text:style-name="P176">status</text:p>
          </table:table-cell>
          <table:table-cell table:style-name="Table5.C4" office:value-type="string">
            <text:p text:style-name="P155">HTTP Status of the request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/>
      <text:p text:style-name="P82"/>
      <text:p text:style-name="P41"><text:span text:style-name="T27">E</text:span><text:span text:style-name="T26">TH - API</text:span></text:p>
      <text:p text:style-name="P52"/>
      <text:p text:style-name="P132">Base URL : </text:p>
      <text:p text:style-name="P52"/>
      <text:p text:style-name="P37"><text:span text:style-name="T29">1. </text:span><text:span text:style-name="T30">Get Balance</text:span><text:span text:style-name="T25">s :</text:span></text:p>
      <text:p text:style-name="P78"><text:tab/></text:p>
      <text:p text:style-name="P37"><text:soft-page-break/><text:span text:style-name="T31">This method return the </text:span><text:span text:style-name="T33">Etherum</text:span><text:span text:style-name="T31"> balance </text:span><text:span text:style-name="T32">for the specified </text:span><text:span text:style-name="T34">address</text:span><text:span text:style-name="T32">.</text:span></text:p>
      <text:p text:style-name="P113"/>
      <text:p text:style-name="P113">BaseURL + /get_balance/</text:p>
      <text:p text:style-name="P78"/>
      <text:p text:style-name="P56">Inputs : </text:p>
      <text:p text:style-name="P56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4">Fields</text:p>
          </table:table-cell>
          <table:table-cell table:style-name="Table6.A1" office:value-type="string">
            <text:p text:style-name="P188">Variable</text:p>
          </table:table-cell>
          <table:table-cell table:style-name="Table6.C1" office:value-type="string">
            <text:p text:style-name="P194">Comments</text:p>
          </table:table-cell>
        </table:table-row>
        <table:table-row>
          <table:table-cell table:style-name="Table6.A3" office:value-type="string">
            <text:p text:style-name="P148">User Name</text:p>
          </table:table-cell>
          <table:table-cell table:style-name="Table6.B3" office:value-type="string">
            <text:p text:style-name="P169">user_name</text:p>
          </table:table-cell>
          <table:table-cell table:style-name="Table6.C3" office:value-type="string">
            <text:p text:style-name="P143"><text:span text:style-name="T47">P</text:span>rovided at the time of registraion</text:p>
          </table:table-cell>
        </table:table-row>
        <table:table-row>
          <table:table-cell table:style-name="Table6.A3" office:value-type="string">
            <text:p text:style-name="P143">Token</text:p>
          </table:table-cell>
          <table:table-cell table:style-name="Table6.B3" office:value-type="string">
            <text:p text:style-name="P169">token</text:p>
          </table:table-cell>
          <table:table-cell table:style-name="Table6.C3" office:value-type="string">
            <text:p text:style-name="P143"><text:span text:style-name="T47">P</text:span>rovided at the time of registraion</text:p>
          </table:table-cell>
        </table:table-row>
        <table:table-row>
          <table:table-cell table:style-name="Table6.A4" office:value-type="string">
            <text:p text:style-name="P97">Address</text:p>
          </table:table-cell>
          <table:table-cell table:style-name="Table6.B4" office:value-type="string">
            <text:p text:style-name="P169">address</text:p>
          </table:table-cell>
          <table:table-cell table:style-name="Table6.C4" office:value-type="string">
            <text:p text:style-name="P165">User Address</text:p>
          </table:table-cell>
        </table:table-row>
      </table:table>
      <text:p text:style-name="P56"><text:tab/></text:p>
      <text:p text:style-name="P56"/>
      <text:p text:style-name="P68">Output :</text:p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4">Fields</text:p>
          </table:table-cell>
          <table:table-cell table:style-name="Table7.A1" office:value-type="string">
            <text:p text:style-name="P199">Variable</text:p>
          </table:table-cell>
          <table:table-cell table:style-name="Table7.C1" office:value-type="string">
            <text:p text:style-name="P194">Comments</text:p>
          </table:table-cell>
        </table:table-row>
        <table:table-row>
          <table:table-cell table:style-name="Table7.A3" office:value-type="string">
            <text:p text:style-name="P173">Balance/Error</text:p>
          </table:table-cell>
          <table:table-cell table:style-name="Table7.B3" office:value-type="string">
            <text:p text:style-name="P173">balance/error</text:p>
          </table:table-cell>
          <table:table-cell table:style-name="Table7.C3" office:value-type="string">
            <text:p text:style-name="P152"/>
          </table:table-cell>
        </table:table-row>
        <table:table-row>
          <table:table-cell table:style-name="Table7.A3" office:value-type="string">
            <text:p text:style-name="P161">status</text:p>
          </table:table-cell>
          <table:table-cell table:style-name="Table7.B3" office:value-type="string">
            <text:p text:style-name="P177">status</text:p>
          </table:table-cell>
          <table:table-cell table:style-name="Table7.C3" office:value-type="string">
            <text:p text:style-name="P156">HTTP Status of the request</text:p>
          </table:table-cell>
        </table:table-row>
      </table:table>
      <text:p text:style-name="P68"/>
      <text:p text:style-name="P71"/>
      <text:p text:style-name="P56"/>
      <text:p text:style-name="P89">2. <text:span text:style-name="T48">Get Fee</text:span> :</text:p>
      <text:p text:style-name="P93"/>
      <text:p text:style-name="P78"><text:span text:style-name="T3">This method return the </text:span><text:span text:style-name="T9">m</text:span><text:span text:style-name="T5">aximum transaction fee in ether</text:span><text:span text:style-name="T4"> </text:span><text:span text:style-name="T5">for transferring </text:span><text:span text:style-name="T10">ethereum</text:span><text:span text:style-name="T5">.</text:span></text:p>
      <text:p text:style-name="P93"/>
      <text:p text:style-name="P62">Inputs :</text:p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94">Fields</text:p>
          </table:table-cell>
          <table:table-cell table:style-name="Table8.A1" office:value-type="string">
            <text:p text:style-name="P188">Variable</text:p>
          </table:table-cell>
          <table:table-cell table:style-name="Table8.C1" office:value-type="string">
            <text:p text:style-name="P194">Comments</text:p>
          </table:table-cell>
        </table:table-row>
        <table:table-row>
          <table:table-cell table:style-name="Table8.A3" office:value-type="string">
            <text:p text:style-name="P148">User Name</text:p>
          </table:table-cell>
          <table:table-cell table:style-name="Table8.B3" office:value-type="string">
            <text:p text:style-name="P169">user_name</text:p>
          </table:table-cell>
          <table:table-cell table:style-name="Table8.C3" office:value-type="string">
            <text:p text:style-name="P143"><text:span text:style-name="T47">P</text:span>rovided at the time of registraion</text:p>
          </table:table-cell>
        </table:table-row>
        <table:table-row>
          <table:table-cell table:style-name="Table8.A3" office:value-type="string">
            <text:p text:style-name="P143">Token</text:p>
          </table:table-cell>
          <table:table-cell table:style-name="Table8.B3" office:value-type="string">
            <text:p text:style-name="P169">token</text:p>
          </table:table-cell>
          <table:table-cell table:style-name="Table8.C3" office:value-type="string">
            <text:p text:style-name="P143"><text:span text:style-name="T47">P</text:span>rovided at the time of registraion</text:p>
          </table:table-cell>
        </table:table-row>
      </table:table>
      <text:p text:style-name="P62"/>
      <text:p text:style-name="P62"/>
      <text:p text:style-name="P68">Output :</text:p>
      <text:p text:style-name="P6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4">Fields</text:p>
          </table:table-cell>
          <table:table-cell table:style-name="Table9.A1" office:value-type="string">
            <text:p text:style-name="P199">Variable</text:p>
          </table:table-cell>
          <table:table-cell table:style-name="Table9.C1" office:value-type="string">
            <text:p text:style-name="P194">Comments</text:p>
          </table:table-cell>
        </table:table-row>
        <table:table-row>
          <table:table-cell table:style-name="Table9.A3" office:value-type="string">
            <text:p text:style-name="P173"><text:span text:style-name="T62">Fee</text:span>/Error</text:p>
          </table:table-cell>
          <table:table-cell table:style-name="Table9.B3" office:value-type="string">
            <text:p text:style-name="P173"><text:span text:style-name="T62">fee</text:span>/error</text:p>
          </table:table-cell>
          <table:table-cell table:style-name="Table9.C3" office:value-type="string">
            <text:p text:style-name="P180">In ether</text:p>
          </table:table-cell>
        </table:table-row>
        <table:table-row>
          <table:table-cell table:style-name="Table9.A3" office:value-type="string">
            <text:p text:style-name="P161">status</text:p>
          </table:table-cell>
          <table:table-cell table:style-name="Table9.B3" office:value-type="string">
            <text:p text:style-name="P177">status</text:p>
          </table:table-cell>
          <table:table-cell table:style-name="Table9.C3" office:value-type="string">
            <text:p text:style-name="P156">HTTP Status of the request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89"><text:span text:style-name="T63">3</text:span>. <text:span text:style-name="T64">Forward Ethereum</text:span> :</text:p>
      <text:p text:style-name="P93"/>
      <text:p text:style-name="P72">This method is used for forwarding Ethereum from one address to another <text:span text:style-name="T84">and store it in eth_transactions table.</text:span></text:p>
      <text:p text:style-name="P78"/>
      <text:p text:style-name="P78"/>
      <text:p text:style-name="P56"><text:soft-page-break/>Inputs : </text:p>
      <text:p text:style-name="P56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94">Fields</text:p>
          </table:table-cell>
          <table:table-cell table:style-name="Table10.A1" office:value-type="string">
            <text:p text:style-name="P188">Variable</text:p>
          </table:table-cell>
          <table:table-cell table:style-name="Table10.C1" office:value-type="string">
            <text:p text:style-name="P194">Comments</text:p>
          </table:table-cell>
        </table:table-row>
        <table:table-row>
          <table:table-cell table:style-name="Table10.A5" office:value-type="string">
            <text:p text:style-name="P148">User Name</text:p>
          </table:table-cell>
          <table:table-cell table:style-name="Table10.B5" office:value-type="string">
            <text:p text:style-name="P169">user_name</text:p>
          </table:table-cell>
          <table:table-cell table:style-name="Table10.C5" office:value-type="string">
            <text:p text:style-name="P143"><text:span text:style-name="T47">P</text:span>rovided at the time of registraion</text:p>
          </table:table-cell>
        </table:table-row>
        <table:table-row>
          <table:table-cell table:style-name="Table10.A5" office:value-type="string">
            <text:p text:style-name="P143">Token</text:p>
          </table:table-cell>
          <table:table-cell table:style-name="Table10.B5" office:value-type="string">
            <text:p text:style-name="P169">token</text:p>
          </table:table-cell>
          <table:table-cell table:style-name="Table10.C5" office:value-type="string">
            <text:p text:style-name="P143"><text:span text:style-name="T47">P</text:span>rovided at the time of registraion</text:p>
          </table:table-cell>
        </table:table-row>
        <table:table-row>
          <table:table-cell table:style-name="Table10.A5" office:value-type="string">
            <text:p text:style-name="P97"><text:span text:style-name="T65">From </text:span>Address</text:p>
          </table:table-cell>
          <table:table-cell table:style-name="Table10.B5" office:value-type="string">
            <text:p text:style-name="P169"><text:span text:style-name="T65">from_</text:span>address</text:p>
          </table:table-cell>
          <table:table-cell table:style-name="Table10.C5" office:value-type="string">
            <text:p text:style-name="P165">User Address</text:p>
          </table:table-cell>
        </table:table-row>
        <table:table-row>
          <table:table-cell table:style-name="Table10.A5" office:value-type="string">
            <text:p text:style-name="P99">To Address</text:p>
          </table:table-cell>
          <table:table-cell table:style-name="Table10.B5" office:value-type="string">
            <text:p text:style-name="P182">to_address</text:p>
          </table:table-cell>
          <table:table-cell table:style-name="Table10.C5" office:value-type="string">
            <text:p text:style-name="P182">User Address</text:p>
          </table:table-cell>
        </table:table-row>
        <table:table-row>
          <table:table-cell table:style-name="Table10.A6" office:value-type="string">
            <text:p text:style-name="P99">Value</text:p>
          </table:table-cell>
          <table:table-cell table:style-name="Table10.B6" office:value-type="string">
            <text:p text:style-name="P182">value</text:p>
          </table:table-cell>
          <table:table-cell table:style-name="Table10.C6" office:value-type="string">
            <text:p text:style-name="P182">Token Value to be transferred</text:p>
          </table:table-cell>
        </table:table-row>
      </table:table>
      <text:p text:style-name="P56"><text:tab/></text:p>
      <text:p text:style-name="P56"/>
      <text:p text:style-name="P68">Output :</text:p>
      <text:p text:style-name="P6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94">Fields</text:p>
          </table:table-cell>
          <table:table-cell table:style-name="Table11.A1" office:value-type="string">
            <text:p text:style-name="P199">Variable</text:p>
          </table:table-cell>
          <table:table-cell table:style-name="Table11.C1" office:value-type="string">
            <text:p text:style-name="P194">Comments</text:p>
          </table:table-cell>
        </table:table-row>
        <table:table-row>
          <table:table-cell table:style-name="Table11.A4" office:value-type="string">
            <text:p text:style-name="P184">Transaction Hash</text:p>
          </table:table-cell>
          <table:table-cell table:style-name="Table11.B4" office:value-type="string">
            <text:p text:style-name="P184">tx_hash</text:p>
          </table:table-cell>
          <table:table-cell table:style-name="Table11.C4" office:value-type="string">
            <text:p text:style-name="P152"/>
          </table:table-cell>
        </table:table-row>
        <table:table-row>
          <table:table-cell table:style-name="Table11.A4" office:value-type="string">
            <text:p text:style-name="P184">Transaction Status</text:p>
          </table:table-cell>
          <table:table-cell table:style-name="Table11.B4" office:value-type="string">
            <text:p text:style-name="P184">tx_status</text:p>
          </table:table-cell>
          <table:table-cell table:style-name="Table11.C4" office:value-type="string">
            <text:p text:style-name="P156"/>
          </table:table-cell>
        </table:table-row>
        <table:table-row>
          <table:table-cell table:style-name="Table11.A4" office:value-type="string">
            <text:p text:style-name="P161">status</text:p>
          </table:table-cell>
          <table:table-cell table:style-name="Table11.B4" office:value-type="string">
            <text:p text:style-name="P177">status</text:p>
          </table:table-cell>
          <table:table-cell table:style-name="Table11.C4" office:value-type="string">
            <text:p text:style-name="P156">HTTP Status of the request</text:p>
          </table:table-cell>
        </table:table-row>
      </table:table>
      <text:p text:style-name="P115"/>
      <text:p text:style-name="P63"/>
      <text:p text:style-name="P63"/>
      <text:p text:style-name="P90"><text:span text:style-name="T85">4</text:span>. <text:span text:style-name="T85">Generate Address</text:span>:</text:p>
      <text:p text:style-name="P94"/>
      <text:p text:style-name="P73">This method is used to generate new address for a user and store it in address_master table with encrypted private key.</text:p>
      <text:p text:style-name="P79"/>
      <text:p text:style-name="P79"/>
      <text:p text:style-name="P57">Inputs : </text:p>
      <text:p text:style-name="P57"><text:tab/><text:tab/><text:tab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95">Fields</text:p>
          </table:table-cell>
          <table:table-cell table:style-name="Table12.A1" office:value-type="string">
            <text:p text:style-name="P189">Variable</text:p>
          </table:table-cell>
          <table:table-cell table:style-name="Table12.C1" office:value-type="string">
            <text:p text:style-name="P195">Comments</text:p>
          </table:table-cell>
        </table:table-row>
        <table:table-row>
          <table:table-cell table:style-name="Table12.A2" office:value-type="string">
            <text:p text:style-name="P149">User Name</text:p>
          </table:table-cell>
          <table:table-cell table:style-name="Table12.B2" office:value-type="string">
            <text:p text:style-name="P170">user_name</text:p>
          </table:table-cell>
          <table:table-cell table:style-name="Table12.C2" office:value-type="string">
            <text:p text:style-name="P144"><text:span text:style-name="T47">P</text:span>rovided at the time of registraion</text:p>
          </table:table-cell>
        </table:table-row>
        <table:table-row>
          <table:table-cell table:style-name="Table12.A3" office:value-type="string">
            <text:p text:style-name="P144">Token</text:p>
          </table:table-cell>
          <table:table-cell table:style-name="Table12.B3" office:value-type="string">
            <text:p text:style-name="P170">token</text:p>
          </table:table-cell>
          <table:table-cell table:style-name="Table12.C3" office:value-type="string">
            <text:p text:style-name="P144"><text:span text:style-name="T47">P</text:span>rovided at the time of registraion</text:p>
          </table:table-cell>
        </table:table-row>
      </table:table>
      <text:p text:style-name="P57"><text:tab/></text:p>
      <text:p text:style-name="P57"/>
      <text:p text:style-name="P69">Output :</text:p>
      <text:p text:style-name="P6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95">Fields</text:p>
          </table:table-cell>
          <table:table-cell table:style-name="Table14.A1" office:value-type="string">
            <text:p text:style-name="P200">Variable</text:p>
          </table:table-cell>
          <table:table-cell table:style-name="Table14.C1" office:value-type="string">
            <text:p text:style-name="P195">Comments</text:p>
          </table:table-cell>
        </table:table-row>
        <table:table-row>
          <table:table-cell table:style-name="Table14.A3" office:value-type="string">
            <text:p text:style-name="P185">Address/Error</text:p>
          </table:table-cell>
          <table:table-cell table:style-name="Table14.B3" office:value-type="string">
            <text:p text:style-name="P185">address/error</text:p>
          </table:table-cell>
          <table:table-cell table:style-name="Table14.C3" office:value-type="string">
            <text:p text:style-name="P157"/>
          </table:table-cell>
        </table:table-row>
        <table:table-row>
          <table:table-cell table:style-name="Table14.A3" office:value-type="string">
            <text:p text:style-name="P162">status</text:p>
          </table:table-cell>
          <table:table-cell table:style-name="Table14.B3" office:value-type="string">
            <text:p text:style-name="P178">status</text:p>
          </table:table-cell>
          <table:table-cell table:style-name="Table14.C3" office:value-type="string">
            <text:p text:style-name="P157">HTTP Status of the request</text:p>
          </table:table-cell>
        </table:table-row>
      </table:table>
      <text:p text:style-name="P116"/>
      <text:p text:style-name="P118"/>
      <text:p text:style-name="P38"><text:span text:style-name="T22">R</text:span><text:span text:style-name="T21">edis - </text:span><text:span text:style-name="T23">ERC</text:span></text:p>
      <text:p text:style-name="P49"/>
      <text:p text:style-name="P248"><text:span text:style-name="T35">For Generating address:</text:span></text:p>
      <text:p text:style-name="P246"><text:span text:style-name="T35">1.</text:span><text:span text:style-name="T36"> </text:span><text:span text:style-name="T38">eth_erc_aw_set</text:span><text:span text:style-name="T35"> : </text:span><text:span text:style-name="T38">Address wathcer set.</text:span></text:p>
      <text:p text:style-name="P246"><text:span text:style-name="T38"/></text:p>
      <text:p text:style-name="P248"><text:span text:style-name="T38">F</text:span><text:span text:style-name="T35">or Cr</text:span><text:span text:style-name="T46">a</text:span><text:span text:style-name="T35">wlers:</text:span></text:p>
      <text:p text:style-name="P100"><text:soft-page-break/>2. <text:span text:style-name="T66">eth_erc_zct_set</text:span> : <text:span text:style-name="T66">Set of addresses for which 0 confirmation is sent. Once the 1 Confirmation is sent, address is removed from this set.</text:span></text:p>
      <text:p text:style-name="P129"><text:span text:style-name="T35">3. </text:span><text:span text:style-name="T39">eth_erc_pct_set</text:span><text:span text:style-name="T35"> : </text:span><text:span text:style-name="T37">Set of </text:span><text:span text:style-name="T35">Address</text:span><text:span text:style-name="T37">es f</text:span><text:span text:style-name="T39">or which 1 or greater confirtmation is sent. Once the threshold confirmation is sent (3 as of now) address is removed from this set.</text:span></text:p>
      <text:p text:style-name="P85">4. <text:span text:style-name="T67">eth_erc_blocks_crawled</text:span> : <text:span text:style-name="T67">Number of blocks crawled</text:span></text:p>
      <text:p text:style-name="P206"/>
      <text:p text:style-name="P82"/>
      <text:p text:style-name="P124">Watcher - <text:span text:style-name="T77">ERC</text:span></text:p>
      <text:p text:style-name="P119"/>
      <text:p text:style-name="P106">1. <text:span text:style-name="T68">Mempool</text:span></text:p>
      <text:p text:style-name="P106"/>
      <text:list xml:id="list7285627947363161089" text:style-name="L1">
        <text:list-item>
          <text:p text:style-name="P209">Get Mempool Data from RPC Request</text:p>
        </text:list-item>
        <text:list-item>
          <text:p text:style-name="P211">Iterate all transactions</text:p>
        </text:list-item>
        <text:list-item>
          <text:p text:style-name="P209">Check if the tx_hash is present in <text:span text:style-name="T1">eth_erc_aw_set</text:span></text:p>
        </text:list-item>
        <text:list-item>
          <text:p text:style-name="P209">If Present; Go to next step else restart from 1</text:p>
        </text:list-item>
        <text:list-item>
          <text:p text:style-name="P209">Check if the tx_hash is present in <text:span text:style-name="T1">eth_erc_zct_set</text:span></text:p>
        </text:list-item>
        <text:list-item>
          <text:p text:style-name="P209">If not present; Go to next step else restart from 1 <text:span text:style-name="T71">(*Here not present means that 0 notification is not sent to the user)</text:span></text:p>
        </text:list-item>
        <text:list-item>
          <text:p text:style-name="P213">Decode Input data by using Web3 API</text:p>
        </text:list-item>
        <text:list-item>
          <text:p text:style-name="P215">Insert in <text:span text:style-name="T1">erc_transaction </text:span>with Confirmation 0</text:p>
        </text:list-item>
        <text:list-item>
          <text:p text:style-name="P215">Push notification message to RabbitMQ main consumer.</text:p>
        </text:list-item>
        <text:list-item>
          <text:p text:style-name="P215">Add tx_hash in eth_erc_zct_set.</text:p>
        </text:list-item>
      </text:list>
      <text:p text:style-name="P80"/>
      <text:p text:style-name="P102">2. Block</text:p>
      <text:p text:style-name="P102"/>
      <text:list xml:id="list3022004229453240436" text:style-name="L2">
        <text:list-item>
          <text:p text:style-name="P217">Get Current Block Number (From Blockchain node)</text:p>
        </text:list-item>
        <text:list-item>
          <text:p text:style-name="P217">Get Crawled Block Numbers from Redis (<text:span text:style-name="T6">eth_erc_blocks_crawled</text:span>)</text:p>
        </text:list-item>
        <text:list-item>
          <text:p text:style-name="P219">If Current &gt; Crawled ; Go to next step else <text:span text:style-name="T72">restart from</text:span> step 1</text:p>
        </text:list-item>
        <text:list-item>
          <text:p text:style-name="P221">Iterate blocks</text:p>
        </text:list-item>
        <text:list-item>
          <text:p text:style-name="P223">Start Crawling blocks from Crawled + 1 to Current Blocks</text:p>
        </text:list-item>
        <text:list-item>
          <text:p text:style-name="P225">Check if the tx_hash is present in <text:span text:style-name="T1">eth_erc_pct_set</text:span></text:p>
          <text:list>
            <text:list-item>
              <text:p text:style-name="P227">If Present , it means that atleast 1 confirmation is sent for this tx_hash</text:p>
            </text:list-item>
            <text:list-item>
              <text:p text:style-name="P227">If Confirmation is greater than Threshold Confirmation<text:span text:style-name="T73">(Currently 3)</text:span></text:p>
              <text:list>
                <text:list-item>
                  <text:p text:style-name="P227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229">If Not than Increment Confirmation in DB <text:span text:style-name="T75">(</text:span><text:span text:style-name="T8">erc_transactions)</text:span></text:p>
            </text:list-item>
            <text:list-item>
              <text:p text:style-name="P231">Push <text:span text:style-name="T76">Notification</text:span> Message in Rabbit MQ Main Consumer</text:p>
            </text:list-item>
          </text:list>
        </text:list-item>
        <text:list-item>
          <text:p text:style-name="P221">Get Block Transaction data from iterator block number</text:p>
        </text:list-item>
        <text:list-item>
          <text:p text:style-name="P234">Check if the tx_hash is present in <text:span text:style-name="T1">eth_erc_zct_set</text:span>(Means 0 confirmation is already sent)</text:p>
          <text:list>
            <text:list-item>
              <text:p text:style-name="P234">Update confirmation to 1 in erc_transactions</text:p>
            </text:list-item>
            <text:list-item>
              <text:p text:style-name="P234">Add tx_hash in <text:span text:style-name="T7">eth_erc_pct_set</text:span></text:p>
            </text:list-item>
            <text:list-item>
              <text:p text:style-name="P237"><text:span text:style-name="T74">Push Notification Message in Rabbit MQ Main Consumer</text:span> </text:p>
            </text:list-item>
          </text:list>
        </text:list-item>
        <text:list-item>
          <text:p text:style-name="P239">If tx_hash not present in <text:s/><text:span text:style-name="T8">eth_erc_zct_set</text:span>(Means this transction is missed from mempool)</text:p>
          <text:list>
            <text:list-item>
              <text:p text:style-name="P235">Update confirmation to 1 in erc_transactions</text:p>
            </text:list-item>
            <text:list-item>
              <text:p text:style-name="P235">Add tx_hash in <text:span text:style-name="T7">eth_erc_pct_set</text:span></text:p>
            </text:list-item>
            <text:list-item>
              <text:p text:style-name="P232">Push Notification Message in Rabbit MQ Main Consumer</text:p>
            </text:list-item>
          </text:list>
        </text:list-item>
      </text:list>
      <text:p text:style-name="P105"/>
      <text:p text:style-name="P102"/>
      <text:p text:style-name="P102"/>
      <text:p text:style-name="P126">RabbitMQ - <text:span text:style-name="T78">ERC</text:span></text:p>
      <text:p text:style-name="P107"/>
      <text:p text:style-name="P109">For Sending Notification to the uer</text:p>
      <text:p text:style-name="P107"><text:soft-page-break/></text:p>
      <text:p text:style-name="P107">1. <text:span text:style-name="T69">Hook_Consumer:</text:span></text:p>
      <text:p text:style-name="P107"/>
      <text:list xml:id="list7429458258658378292" text:style-name="L3">
        <text:list-item>
          <text:p text:style-name="P241">It listen to the erc_main_queue hook (erc_hook_<text:span text:style-name="T94">main</text:span>)</text:p>
        </text:list-item>
        <text:list-item>
          <text:p text:style-name="P241">Once it recieve a message in queue, it send the notification to the URL</text:p>
        </text:list-item>
        <text:list-item>
          <text:p text:style-name="P241">If there is some error occurred </text:p>
        </text:list-item>
        <text:list-item>
          <text:p text:style-name="P241">Error is logged in error_logs table and this message is removed from this queue and pushed into the Exception Queue</text:p>
        </text:list-item>
      </text:list>
      <text:p text:style-name="P81"/>
      <text:p text:style-name="P103">2. <text:span text:style-name="T69">Hook_Consumer_Exception</text:span></text:p>
      <text:p text:style-name="P103"/>
      <text:list xml:id="list145555749658596" text:continue-list="list7429458258658378292" text:style-name="L3">
        <text:list-item text:start-value="1">
          <text:p text:style-name="P241">It listen to the erc_exception_queue hook (erc_hook_exception)</text:p>
        </text:list-item>
        <text:list-item>
          <text:p text:style-name="P241">Once it recieve a message in queue, it send the notification to the URL</text:p>
        </text:list-item>
        <text:list-item>
          <text:p text:style-name="P241">If there is some error occurred , <text:span text:style-name="T70">notification will not be sent and remain in queue</text:span></text:p>
        </text:list-item>
        <text:list-item>
          <text:p text:style-name="P243">This script needs to be restarted again in order to send the pending notifications</text:p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9"><text:span text:style-name="T22">R</text:span><text:span text:style-name="T21">edis - </text:span><text:span text:style-name="T24">ETH</text:span></text:p>
      <text:p text:style-name="P50"/>
      <text:p text:style-name="P249"><text:span text:style-name="T35">For Generating address:</text:span></text:p>
      <text:p text:style-name="P247"><text:soft-page-break/><text:span text:style-name="T35">1.</text:span><text:span text:style-name="T36"> </text:span><text:span text:style-name="T38">eth_</text:span><text:span text:style-name="T40">eth_</text:span><text:span text:style-name="T38">aw_set</text:span><text:span text:style-name="T35"> : </text:span><text:span text:style-name="T38">Address wathcer set.</text:span></text:p>
      <text:p text:style-name="P247"><text:span text:style-name="T38"/></text:p>
      <text:p text:style-name="P249"><text:span text:style-name="T38">For Cr</text:span><text:span text:style-name="T46">a</text:span><text:span text:style-name="T38">wlers:</text:span></text:p>
      <text:p text:style-name="P101">2. <text:span text:style-name="T66">eth_eth_zct_set</text:span> : <text:span text:style-name="T66">Set of addresses for which 0 confirmation is sent. Once the 1 Confirmation is sent, address is removed from this set.</text:span></text:p>
      <text:p text:style-name="P130"><text:span text:style-name="T35">3. </text:span><text:span text:style-name="T39">eth_</text:span><text:span text:style-name="T40">eth_</text:span><text:span text:style-name="T39">pct_set</text:span><text:span text:style-name="T35"> : </text:span><text:span text:style-name="T37">Set of </text:span><text:span text:style-name="T35">Address</text:span><text:span text:style-name="T37">es f</text:span><text:span text:style-name="T39">or which 1 or greater confirtmation is sent. Once the threshold confirmation is sent (3 as of now) address is removed from this set.</text:span></text:p>
      <text:p text:style-name="P86">4. <text:span text:style-name="T67">eth_eth_blocks_crawled</text:span> : <text:span text:style-name="T67">Number of blocks crawled for ERC</text:span></text:p>
      <text:p text:style-name="P207"/>
      <text:p text:style-name="P103"/>
      <text:p text:style-name="P125">Watcher - <text:span text:style-name="T86">ETH</text:span></text:p>
      <text:p text:style-name="P120"/>
      <text:p text:style-name="P108">1. <text:span text:style-name="T68">Mempool</text:span></text:p>
      <text:p text:style-name="P108"/>
      <text:list xml:id="list145555207299027" text:continue-list="list7285627947363161089" text:style-name="L1">
        <text:list-item>
          <text:p text:style-name="P210">Get Mempool Data from RPC Request</text:p>
        </text:list-item>
        <text:list-item>
          <text:p text:style-name="P212">Iterate all transactions</text:p>
        </text:list-item>
        <text:list-item>
          <text:p text:style-name="P210">Check if the tx_hash is present in <text:span text:style-name="T1">eth_e</text:span><text:span text:style-name="T13">th</text:span><text:span text:style-name="T1">_aw_set</text:span></text:p>
        </text:list-item>
        <text:list-item>
          <text:p text:style-name="P210">If Present; Go to next step else restart from 1</text:p>
        </text:list-item>
        <text:list-item>
          <text:p text:style-name="P210">Check if the tx_hash is present in <text:span text:style-name="T1">eth_e</text:span><text:span text:style-name="T14">th</text:span><text:span text:style-name="T1">_zct_set</text:span></text:p>
        </text:list-item>
        <text:list-item>
          <text:p text:style-name="P210">If not present; Go to next step else restart from 1 <text:span text:style-name="T71">(*Here not present means that 0 notification is not sent to the user)</text:span></text:p>
        </text:list-item>
        <text:list-item>
          <text:p text:style-name="P214">Decode Input data by using Web3 API</text:p>
        </text:list-item>
        <text:list-item>
          <text:p text:style-name="P216">Insert in <text:span text:style-name="T1">e</text:span><text:span text:style-name="T14">th</text:span><text:span text:style-name="T1">_transaction </text:span>with Confirmation 0</text:p>
        </text:list-item>
        <text:list-item>
          <text:p text:style-name="P216">Push notification message to RabbitMQ main consumer.</text:p>
        </text:list-item>
        <text:list-item>
          <text:p text:style-name="P216">Add tx_hash in eth_e<text:span text:style-name="T87">th</text:span>_zct_set.</text:p>
        </text:list-item>
      </text:list>
      <text:p text:style-name="P84"/>
      <text:p text:style-name="P104">2. Block</text:p>
      <text:p text:style-name="P104"/>
      <text:list xml:id="list7262169347853579548" text:style-name="L4">
        <text:list-item>
          <text:p text:style-name="P218">Get Current Block Number (From Blockchain node)</text:p>
        </text:list-item>
        <text:list-item>
          <text:p text:style-name="P218">Get Crawled Block Numbers from Redis (<text:span text:style-name="T6">eth_e</text:span><text:span text:style-name="T15">th</text:span><text:span text:style-name="T6">_blocks_crawled</text:span>)</text:p>
        </text:list-item>
        <text:list-item>
          <text:p text:style-name="P220">If Current &gt; Crawled ; Go to next step else <text:span text:style-name="T72">restart from</text:span> step 1</text:p>
        </text:list-item>
        <text:list-item>
          <text:p text:style-name="P222">Iterate blocks</text:p>
        </text:list-item>
        <text:list-item>
          <text:p text:style-name="P224">Start Crawling blocks from Crawled + 1 to Current Blocks</text:p>
        </text:list-item>
        <text:list-item>
          <text:p text:style-name="P226">Check if the tx_hash is present in <text:span text:style-name="T1">eth_e</text:span><text:span text:style-name="T15">th</text:span><text:span text:style-name="T1">_pct_set</text:span></text:p>
          <text:list>
            <text:list-item>
              <text:p text:style-name="P228">If Present , it means that atleast 1 confirmation is sent for this tx_hash</text:p>
            </text:list-item>
            <text:list-item>
              <text:p text:style-name="P228">If Confirmation is greater than Threshold Confirmation<text:span text:style-name="T73">(Currently 3)</text:span></text:p>
              <text:list>
                <text:list-item>
                  <text:p text:style-name="P228">Remove from <text:span text:style-name="T7">eth_e</text:span><text:span text:style-name="T15">th</text:span><text:span text:style-name="T7">_pct_set </text:span>(Means this transaction is confirmed)</text:p>
                </text:list-item>
              </text:list>
            </text:list-item>
            <text:list-item>
              <text:p text:style-name="P230">If Not than Increment Confirmation in DB <text:span text:style-name="T75">(</text:span><text:span text:style-name="T8">e</text:span><text:span text:style-name="T16">th</text:span><text:span text:style-name="T8">_transactions)</text:span></text:p>
            </text:list-item>
            <text:list-item>
              <text:p text:style-name="P233">Push <text:span text:style-name="T76">Notification</text:span> Message in Rabbit MQ Main Consumer</text:p>
            </text:list-item>
          </text:list>
        </text:list-item>
        <text:list-item>
          <text:p text:style-name="P222">Get Block Transaction data from iterator block number</text:p>
        </text:list-item>
        <text:list-item>
          <text:p text:style-name="P236">Check if the tx_hash is present in <text:span text:style-name="T1">eth_e</text:span><text:span text:style-name="T15">th</text:span><text:span text:style-name="T1">_zct_set</text:span>(Means 0 confirmation is already sent)</text:p>
          <text:list>
            <text:list-item>
              <text:p text:style-name="P236">Update confirmation to 1 in e<text:span text:style-name="T88">th</text:span>_transactions</text:p>
            </text:list-item>
            <text:list-item>
              <text:p text:style-name="P236">Add tx_hash in <text:span text:style-name="T7">eth_e</text:span><text:span text:style-name="T15">th</text:span><text:span text:style-name="T7">_pct_set</text:span></text:p>
            </text:list-item>
            <text:list-item>
              <text:p text:style-name="P238"><text:span text:style-name="T74">Push Notification Message in Rabbit MQ Main Consumer</text:span> </text:p>
            </text:list-item>
          </text:list>
        </text:list-item>
        <text:list-item>
          <text:p text:style-name="P240">If tx_hash not present in <text:s/><text:span text:style-name="T8">eth_e</text:span><text:span text:style-name="T15">th</text:span><text:span text:style-name="T8">_zct_set</text:span>(Means this transction is missed from mempool)</text:p>
          <text:list>
            <text:list-item>
              <text:p text:style-name="P236">Update confirmation to 1 in e<text:span text:style-name="T89">th</text:span>_transactions</text:p>
            </text:list-item>
            <text:list-item>
              <text:p text:style-name="P236">Add tx_hash in <text:span text:style-name="T7">eth_e</text:span><text:span text:style-name="T15">th</text:span><text:span text:style-name="T7">_pct_set</text:span></text:p>
            </text:list-item>
            <text:list-item>
              <text:p text:style-name="P233">Push Notification Message in Rabbit MQ Main Consumer</text:p>
            </text:list-item>
          </text:list>
        </text:list-item>
      </text:list>
      <text:p text:style-name="P117"/>
      <text:list xml:id="list145554825667721" text:continue-numbering="true" text:style-name="L4">
        <text:list-header>
          <text:p text:style-name="P245"/>
        </text:list-header>
      </text:list>
      <text:p text:style-name="P127">RabbitMQ - <text:span text:style-name="T90">ETH</text:span></text:p>
      <text:p text:style-name="P108"><text:soft-page-break/></text:p>
      <text:p text:style-name="P110">For Sending Notification to the uer</text:p>
      <text:p text:style-name="P108"/>
      <text:p text:style-name="P108">1. <text:span text:style-name="T69">Hook_Consumer:</text:span></text:p>
      <text:p text:style-name="P108"/>
      <text:list xml:id="list5639878204735286289" text:style-name="L5">
        <text:list-item>
          <text:p text:style-name="P242">It listen to the e<text:span text:style-name="T91">th</text:span>_main_queue hook (e<text:span text:style-name="T91">th</text:span>_hook_<text:span text:style-name="T92">main</text:span>)</text:p>
        </text:list-item>
        <text:list-item>
          <text:p text:style-name="P242">Once it recieve a message in queue, it send the notification to the URL</text:p>
        </text:list-item>
        <text:list-item>
          <text:p text:style-name="P242">If there is some error occurred </text:p>
        </text:list-item>
        <text:list-item>
          <text:p text:style-name="P242">Error is logged in error_logs table and this message is removed from this queue and pushed into the Exception Queue</text:p>
        </text:list-item>
      </text:list>
      <text:p text:style-name="P84"/>
      <text:p text:style-name="P104">2. <text:span text:style-name="T69">Hook_Consumer_Exception</text:span></text:p>
      <text:p text:style-name="P104"/>
      <text:list xml:id="list145556141529056" text:continue-list="list5639878204735286289" text:style-name="L5">
        <text:list-item text:start-value="1">
          <text:p text:style-name="P242">It listen to the e<text:span text:style-name="T95">th</text:span>_exception_queue hook (e<text:span text:style-name="T93">th</text:span>_hook_exception)</text:p>
        </text:list-item>
        <text:list-item>
          <text:p text:style-name="P242">Once it recieve a message in queue, it send the notification to the URL</text:p>
        </text:list-item>
        <text:list-item>
          <text:p text:style-name="P242">If there is some error occurred , <text:span text:style-name="T70">notification will not be sent and remain in queue</text:span></text:p>
        </text:list-item>
        <text:list-item>
          <text:p text:style-name="P244">This script needs to be restarted again in order to send the pending not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11T13:37:32.362380339</dc:date>
    <meta:editing-duration>P10DT18H6M17S</meta:editing-duration>
    <meta:editing-cycles>562</meta:editing-cycles>
    <meta:generator>LibreOffice/5.1.6.2$Linux_X86_64 LibreOffice_project/10m0$Build-2</meta:generator>
    <meta:document-statistic meta:table-count="14" meta:image-count="0" meta:object-count="0" meta:page-count="12" meta:paragraph-count="430" meta:word-count="1990" meta:character-count="12584" meta:non-whitespace-character-count="10908"/>
  </office:meta>
</office:document-meta>
</file>